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ro16"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00000])" office:value-type="float" office:value="1143" calcext:value-type="float">
            <text:p>1143</text:p>
          </table:table-cell>
          <table:table-cell table:style-name="ce7" table:formula="of:=COUNTIF([.B7:.B1000000];&quot;X&quot;)" office:value-type="float" office:value="986" calcext:value-type="float">
            <text:p>986</text:p>
          </table:table-cell>
          <table:table-cell table:style-name="ce7" table:formula="of:=COUNTIF([.C7:.C1000000];&quot;X&quot;)" office:value-type="float" office:value="19" calcext:value-type="float">
            <text:p>19</text:p>
          </table:table-cell>
          <table:table-cell table:style-name="ce7" table:formula="of:=COUNTIF([.D7:.D1000000];&quot;X&quot;)" office:value-type="float" office:value="76" calcext:value-type="float">
            <text:p>76</text:p>
          </table:table-cell>
          <table:table-cell table:style-name="ce7" table:formula="of:=COUNTIF([.E7:.E1000000];&quot;X&quot;)" office:value-type="float" office:value="1" calcext:value-type="float">
            <text:p>1</text:p>
          </table:table-cell>
          <table:table-cell table:style-name="ce7" table:formula="of:=COUNTIF([.F7:.F1000000];&quot;X&quot;)" office:value-type="float" office:value="127" calcext:value-type="float">
            <text:p>127</text:p>
          </table:table-cell>
          <table:table-cell table:style-name="ce25" table:formula="of:=SUM([.B2:.F2])" office:value-type="float" office:value="1209" calcext:value-type="float">
            <text:p>120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3" table:number-rows-repeated="100">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6">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1-28">00/00/0000</text:date>, <text:time style:data-style-name="N2" text:time-value="23:03:22.51463118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1-28T23:03:52.872783195</dc:date>
    <meta:editing-duration>P1DT7H25M11S</meta:editing-duration>
    <meta:editing-cycles>1146</meta:editing-cycles>
    <meta:document-statistic meta:table-count="1" meta:cell-count="6887" meta:object-count="0"/>
  </office:meta>
</office:document-meta>
</file>